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ick</text:p>
          </table:table-cell>
          <table:table-cell office:value-type="float" office:value="1">
            <text:p>1</text:p>
          </table:table-cell>
          <table:table-cell table:formula="of:=VLOOKUP([.B12];[.B2:.C8];2;0)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Dav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Joh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Pete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Andy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Tom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Jeff</text:p>
          </table:table-cell>
          <table:table-cell office:value-type="float" office:value="7">
            <text:p>7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Pet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23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initial-creator>Nick Harvey</meta:initial-creator>
    <meta:creation-date>2013-03-06T22:51:32.14</meta:creation-date>
    <meta:generator>OpenOffice.org/3.4.1$Win32 OpenOffice.org_project/341m1$Build-9593</meta:generator>
    <dc:date>2013-03-06T23:34:32.78</dc:date>
    <dc:creator>Nick Harvey</dc:creator>
    <meta:editing-duration>PT42M24S</meta:editing-duration>
    <meta:editing-cycles>2</meta:editing-cycles>
    <meta:document-statistic meta:table-count="3" meta:cell-count="16" meta:object-count="0"/>
  </office:meta>
</office:document-meta>
</file>